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table-properties style:width="10.901cm" table:align="left"/>
    </style:style>
    <style:style style:name="Tabulka1.A" style:family="table-column">
      <style:table-column-properties style:column-width="5.212cm"/>
    </style:style>
    <style:style style:name="Tabulka1.B" style:family="table-column">
      <style:table-column-properties style:column-width="5.689cm"/>
    </style:style>
    <style:style style:name="Tabulka1.A1" style:family="table-cell">
      <style:table-cell-properties style:vertical-align="middle" fo:padding="0cm" fo:border="none"/>
    </style:style>
    <style:style style:name="Tabulka1.A2" style:family="table-cell">
      <style:table-cell-properties style:vertical-align="middle" fo:background-color="#f9f9f9" fo:padding="0cm" fo:border="none">
        <style:background-image/>
      </style:table-cell-properties>
    </style:style>
    <style:style style:name="Tabulka1.B81" style:family="table-cell">
      <style:table-cell-properties style:vertical-align="middle" fo:background-color="transparent" fo:padding="0cm" fo:border="none">
        <style:background-image/>
      </style:table-cell-properties>
    </style:style>
    <style:style style:name="Tabulka2" style:family="table">
      <style:table-properties style:width="15.796cm" table:align="left"/>
    </style:style>
    <style:style style:name="Tabulka2.A" style:family="table-column">
      <style:table-column-properties style:column-width="5.796cm"/>
    </style:style>
    <style:style style:name="Tabulka2.B" style:family="table-column">
      <style:table-column-properties style:column-width="9.999cm"/>
    </style:style>
    <style:style style:name="Tabulka2.A1" style:family="table-cell">
      <style:table-cell-properties style:vertical-align="middle" fo:padding="0cm" fo:border="none"/>
    </style:style>
    <style:style style:name="P1" style:family="paragraph" style:parent-style-name="Heading_20_3">
      <style:text-properties fo:font-variant="normal" fo:text-transform="none" fo:color="#333333" style:font-name="Helvetica Neue" fo:font-size="18pt" fo:letter-spacing="normal" fo:language="en" fo:country="US" fo:font-style="normal" fo:font-weight="bold"/>
    </style:style>
    <style:style style:name="P2" style:family="paragraph" style:parent-style-name="Text_20_body">
      <style:paragraph-properties fo:margin-left="0cm" fo:margin-right="0cm" fo:margin-top="0cm" fo:margin-bottom="0.265cm" loext:contextual-spacing="false"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style>
    <style:style style:name="P3" style:family="paragraph" style:parent-style-name="Table_20_Contents">
      <style:paragraph-properties fo:line-height="142%"/>
      <style:text-properties fo:language="en" fo:country="US" officeooo:rsid="00213595" officeooo:paragraph-rsid="00213595"/>
    </style:style>
    <style:style style:name="P4" style:family="paragraph" style:parent-style-name="Table_20_Contents">
      <style:paragraph-properties fo:line-height="142%"/>
      <style:text-properties fo:language="en" fo:country="US" officeooo:rsid="002d8271" officeooo:paragraph-rsid="002d8271"/>
    </style:style>
    <style:style style:name="P5" style:family="paragraph" style:parent-style-name="Heading_20_3">
      <style:text-properties fo:font-variant="normal" fo:text-transform="none" fo:color="#333333" style:font-name="Helvetica Neue" fo:font-size="18pt" fo:letter-spacing="normal" fo:language="en" fo:country="US" fo:font-style="normal" fo:font-weight="bold"/>
    </style:style>
    <style:style style:name="P6" style:family="paragraph" style:parent-style-name="Text_20_body">
      <style:paragraph-properties fo:margin-left="0cm" fo:margin-right="0cm" fo:margin-top="0cm" fo:margin-bottom="0.265cm" loext:contextual-spacing="false"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style>
    <style:style style:name="P7" style:family="paragraph" style:parent-style-name="Heading_20_3">
      <style:paragraph-properties fo:margin-left="0cm" fo:margin-right="0cm" fo:margin-top="0.529cm" fo:margin-bottom="0.265cm" loext:contextual-spacing="false" fo:line-height="110%" fo:widows="1" fo:text-indent="0cm" style:auto-text-indent="false"/>
      <style:text-properties fo:font-variant="normal" fo:text-transform="none" fo:color="#333333" style:font-name="Helvetica Neue" fo:font-size="18pt" fo:letter-spacing="normal" fo:language="en" fo:country="US" fo:font-style="normal" fo:font-weight="bold"/>
    </style:style>
    <style:style style:name="P8" style:family="paragraph" style:parent-style-name="Text_20_body">
      <style:paragraph-properties fo:margin-left="0cm" fo:margin-right="0cm" fo:margin-top="0.529cm" fo:margin-bottom="0.529cm" loext:contextual-spacing="false" style:line-height-at-least="0.529cm" fo:widows="1" fo:text-indent="0cm" style:auto-text-indent="false" fo:padding-left="0.37cm" fo:padding-right="0.926cm" fo:padding-top="0.212cm" fo:padding-bottom="0.212cm" fo:border="0.06pt solid #eed3d7"/>
      <style:text-properties fo:font-variant="normal" fo:text-transform="none" fo:color="#b94a48" style:font-name="Helvetica Neue" fo:font-size="10.5pt" fo:letter-spacing="normal" fo:language="en" fo:country="US" fo:font-style="normal" fo:font-weight="normal"/>
    </style:style>
    <style:style style:name="P9" style:family="paragraph" style:parent-style-name="Table_20_Contents">
      <style:paragraph-properties fo:line-height="142%"/>
      <style:text-properties fo:language="en" fo:country="US" officeooo:rsid="00213595" officeooo:paragraph-rsid="00213595"/>
    </style:style>
    <style:style style:name="P10" style:family="paragraph" style:parent-style-name="Table_20_Contents">
      <style:paragraph-properties fo:line-height="142%"/>
      <style:text-properties fo:language="en" fo:country="US" officeooo:rsid="002d8271" officeooo:paragraph-rsid="002d8271"/>
    </style:style>
    <style:style style:name="P11" style:family="paragraph" style:parent-style-name="Table_20_Contents">
      <style:paragraph-properties fo:line-height="142%"/>
      <style:text-properties fo:language="en" fo:country="US" officeooo:rsid="002529de" officeooo:paragraph-rsid="002529de"/>
    </style:style>
    <style:style style:name="P12" style:family="paragraph" style:parent-style-name="Table_20_Contents">
      <style:paragraph-properties fo:line-height="142%"/>
      <style:text-properties fo:language="en" fo:country="US" officeooo:rsid="0029a501" officeooo:paragraph-rsid="0029a501"/>
    </style:style>
    <style:style style:name="P13" style:family="paragraph" style:parent-style-name="Table_20_Contents">
      <style:paragraph-properties fo:line-height="142%"/>
      <style:text-properties fo:language="en" fo:country="US" officeooo:rsid="0029a501" officeooo:paragraph-rsid="002019d8"/>
    </style:style>
    <style:style style:name="P14" style:family="paragraph" style:parent-style-name="Table_20_Contents">
      <style:paragraph-properties fo:line-height="142%"/>
      <style:text-properties fo:language="en" fo:country="US"/>
    </style:style>
    <style:style style:name="P15" style:family="paragraph" style:parent-style-name="Table_20_Contents">
      <style:paragraph-properties fo:line-height="142%"/>
      <style:text-properties fo:language="en" fo:country="US" officeooo:rsid="002019d8"/>
    </style:style>
    <style:style style:name="P16" style:family="paragraph" style:parent-style-name="Table_20_Contents">
      <style:paragraph-properties fo:line-height="142%"/>
      <style:text-properties fo:language="en" fo:country="US" officeooo:rsid="002019d8" officeooo:paragraph-rsid="002019d8"/>
    </style:style>
    <style:style style:name="P17" style:family="paragraph" style:parent-style-name="Table_20_Contents">
      <style:paragraph-properties fo:line-height="142%"/>
      <style:text-properties fo:language="en" fo:country="US" officeooo:rsid="002644c6" officeooo:paragraph-rsid="002644c6"/>
    </style:style>
    <style:style style:name="P18" style:family="paragraph" style:parent-style-name="Table_20_Contents">
      <style:paragraph-properties fo:line-height="142%"/>
      <style:text-properties fo:language="en" fo:country="US" officeooo:rsid="0021d83e" officeooo:paragraph-rsid="0021d83e"/>
    </style:style>
    <style:style style:name="P19" style:family="paragraph" style:parent-style-name="Table_20_Contents">
      <style:paragraph-properties fo:line-height="142%"/>
      <style:text-properties fo:language="en" fo:country="US" officeooo:rsid="0029cee2" officeooo:paragraph-rsid="0029cee2"/>
    </style:style>
    <style:style style:name="P20" style:family="paragraph" style:parent-style-name="Table_20_Contents">
      <style:paragraph-properties fo:line-height="142%"/>
      <style:text-properties fo:language="en" fo:country="US" officeooo:rsid="002d479d" officeooo:paragraph-rsid="002d479d"/>
    </style:style>
    <style:style style:name="P21" style:family="paragraph" style:parent-style-name="Table_20_Contents">
      <style:paragraph-properties fo:line-height="142%"/>
      <style:text-properties fo:language="en" fo:country="US" officeooo:rsid="002e08ba" officeooo:paragraph-rsid="002e08ba"/>
    </style:style>
    <style:style style:name="P22" style:family="paragraph" style:parent-style-name="Table_20_Contents">
      <style:paragraph-properties fo:line-height="142%"/>
      <style:text-properties fo:language="en" fo:country="US" officeooo:rsid="002fb5d6" officeooo:paragraph-rsid="002fb5d6"/>
    </style:style>
    <style:style style:name="P23" style:family="paragraph" style:parent-style-name="Table_20_Contents">
      <style:paragraph-properties fo:line-height="142%"/>
    </style:style>
    <style:style style:name="P24" style:family="paragraph" style:parent-style-name="Table_20_Contents">
      <style:paragraph-properties fo:line-height="142%"/>
      <style:text-properties officeooo:rsid="0021d83e" officeooo:paragraph-rsid="0021d83e"/>
    </style:style>
    <style:style style:name="P25" style:family="paragraph" style:parent-style-name="Table_20_Contents">
      <style:paragraph-properties fo:line-height="142%"/>
      <style:text-properties fo:font-variant="normal" fo:text-transform="none" fo:color="#000000" fo:letter-spacing="normal" fo:language="cs" fo:country="CZ" fo:font-style="normal" fo:font-weight="normal" officeooo:rsid="0028d799" officeooo:paragraph-rsid="0028d799" fo:background-color="transparent"/>
    </style:style>
    <style:style style:name="P26" style:family="paragraph" style:parent-style-name="Standard">
      <style:text-properties fo:language="en" fo:country="US"/>
    </style:style>
    <style:style style:name="P27" style:family="paragraph" style:parent-style-name="Table_20_Heading">
      <style:paragraph-properties fo:line-height="142%" fo:text-align="start" style:justify-single-word="false"/>
      <style:text-properties fo:language="en" fo:country="US"/>
    </style:style>
    <style:style style:name="P28" style:family="paragraph" style:parent-style-name="Text_20_body">
      <style:text-properties fo:language="en" fo:country="US"/>
    </style:style>
    <style:style style:name="P29" style:family="paragraph" style:parent-style-name="Text_20_body">
      <style:paragraph-properties fo:margin-left="0cm" fo:margin-right="0cm" fo:margin-top="0cm" fo:margin-bottom="0.265cm" loext:contextual-spacing="false"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style>
    <style:style style:name="P30" style:family="paragraph" style:parent-style-name="Heading_20_3">
      <style:text-properties fo:font-variant="normal" fo:text-transform="none" fo:color="#333333" style:font-name="Helvetica Neue" fo:font-size="18pt" fo:letter-spacing="normal" fo:language="en" fo:country="US" fo:font-style="normal" fo:font-weight="bold"/>
    </style:style>
    <style:style style:name="P31" style:family="paragraph" style:parent-style-name="Table_20_Contents">
      <style:paragraph-properties fo:line-height="142%"/>
      <style:text-properties fo:language="en" fo:country="US" officeooo:rsid="00213595" officeooo:paragraph-rsid="00213595"/>
    </style:style>
    <style:style style:name="P32" style:family="paragraph" style:parent-style-name="Table_20_Contents">
      <style:paragraph-properties fo:line-height="142%"/>
      <style:text-properties fo:language="en" fo:country="US" officeooo:rsid="002d8271" officeooo:paragraph-rsid="002d8271"/>
    </style:style>
    <style:style style:name="T1" style:family="text">
      <style:text-properties officeooo:rsid="0029a501"/>
    </style:style>
    <style:style style:name="T2" style:family="text">
      <style:text-properties officeooo:rsid="0029a501"/>
    </style:style>
    <style:style style:name="T3" style:family="text">
      <style:text-properties officeooo:rsid="002019d8"/>
    </style:style>
    <style:style style:name="T4" style:family="text">
      <style:text-properties officeooo:rsid="00213595"/>
    </style:style>
    <style:style style:name="T5" style:family="text">
      <style:text-properties fo:color="#428bca" style:text-line-through-style="none" style:text-line-through-type="none" fo:language="en" fo:country="US" style:text-underline-style="none" style:text-blinking="false"/>
    </style:style>
    <style:style style:name="T6" style:family="text">
      <style:text-properties officeooo:rsid="002529de"/>
    </style:style>
    <style:style style:name="T7" style:family="text">
      <style:text-properties officeooo:rsid="002644c6"/>
    </style:style>
    <style:style style:name="T8" style:family="text">
      <style:text-properties officeooo:rsid="00271daa"/>
    </style:style>
    <style:style style:name="T9" style:family="text">
      <style:text-properties officeooo:rsid="0028d799"/>
    </style:style>
    <style:style style:name="T10" style:family="text">
      <style:text-properties officeooo:rsid="002d8271"/>
    </style:style>
    <style:style style:name="T11" style:family="text">
      <style:text-properties officeooo:rsid="002fb5d6"/>
    </style:style>
  </office:automatic-styles>
  <office:body>
    <office:text text:use-soft-page-breaks="true">
      <office:forms form:automatic-focus="false" form:apply-design-mode="false"/>
      <text:tracked-changes>
        <text:changed-region xml:id="ct2386216046304" text:id="ct2386216046304">
          <text:deletion>
            <office:change-info>
              <dc:creator>Daniel Zeman</dc:creator>
              <dc:date>2017-11-14T10:52:45</dc:date>
            </office:change-info>
            <text:h text:style-name="P1" text:outline-level="3"><text:span text:style-name="T1">0</text:span></text:h>
          </text:deletion>
        </text:changed-region>
        <text:changed-region xml:id="ct2386216050560" text:id="ct2386216050560">
          <text:insertion>
            <office:change-info>
              <dc:creator>Daniel Zeman</dc:creator>
              <dc:date>2017-11-14T10:52:45</dc:date>
            </office:change-info>
          </text:insertion>
        </text:changed-region>
        <text:changed-region xml:id="ct2386216051232" text:id="ct2386216051232">
          <text:deletion>
            <office:change-info>
              <dc:creator>Daniel Zeman</dc:creator>
              <dc:date>2017-11-14T10:52:51</dc:date>
            </office:change-info>
            <text:p text:style-name="P2"><text:span text:style-name="T1">0</text:span></text:p>
          </text:deletion>
        </text:changed-region>
        <text:changed-region xml:id="ct2386216041376" text:id="ct2386216041376">
          <text:insertion>
            <office:change-info>
              <dc:creator>Daniel Zeman</dc:creator>
              <dc:date>2017-11-14T10:52:51</dc:date>
            </office:change-info>
          </text:insertion>
        </text:changed-region>
        <text:changed-region xml:id="ct2386216046080" text:id="ct2386216046080">
          <text:insertion>
            <office:change-info>
              <dc:creator>Daniel Zeman</dc:creator>
              <dc:date>2017-11-14T10:54:05</dc:date>
            </office:change-info>
          </text:insertion>
        </text:changed-region>
        <text:changed-region xml:id="ct2386216051904" text:id="ct2386216051904">
          <text:insertion>
            <office:change-info>
              <dc:creator>Daniel Zeman</dc:creator>
              <dc:date>2017-11-14T10:54:10</dc:date>
            </office:change-info>
          </text:insertion>
        </text:changed-region>
        <text:changed-region xml:id="ct2386216048096" text:id="ct2386216048096">
          <text:insertion>
            <office:change-info>
              <dc:creator>Daniel Zeman</dc:creator>
              <dc:date>2017-11-14T10:54:44</dc:date>
            </office:change-info>
          </text:insertion>
        </text:changed-region>
        <text:changed-region xml:id="ct2386216047872" text:id="ct2386216047872">
          <text:insertion>
            <office:change-info>
              <dc:creator>Daniel Zeman</dc:creator>
              <dc:date>2017-11-14T10:54:54</dc:date>
            </office:change-info>
          </text:insertion>
        </text:changed-region>
        <text:changed-region xml:id="ct2386216048320" text:id="ct2386216048320">
          <text:insertion>
            <office:change-info>
              <dc:creator>Daniel Zeman</dc:creator>
              <dc:date>2017-11-14T10:55:19</dc:date>
            </office:change-info>
          </text:insertion>
        </text:changed-region>
        <text:changed-region xml:id="ct2386216050784" text:id="ct2386216050784">
          <text:insertion>
            <office:change-info>
              <dc:creator>Daniel Zeman</dc:creator>
              <dc:date>2017-11-14T10:55:22</dc:date>
            </office:change-info>
          </text:insertion>
        </text:changed-region>
        <text:changed-region xml:id="ct2386216046528" text:id="ct2386216046528">
          <text:insertion>
            <office:change-info>
              <dc:creator>Daniel Zeman</dc:creator>
              <dc:date>2017-11-14T10:55:50</dc:date>
            </office:change-info>
          </text:insertion>
        </text:changed-region>
        <text:changed-region xml:id="ct2386216052800" text:id="ct2386216052800">
          <text:insertion>
            <office:change-info>
              <dc:creator>Daniel Zeman</dc:creator>
              <dc:date>2017-11-14T10:55:53</dc:date>
            </office:change-info>
          </text:insertion>
        </text:changed-region>
        <text:changed-region xml:id="ct2386216047200" text:id="ct2386216047200">
          <text:insertion>
            <office:change-info>
              <dc:creator>Daniel Zeman</dc:creator>
              <dc:date>2017-11-14T10:56:35</dc:date>
            </office:change-info>
          </text:insertion>
        </text:changed-region>
        <text:changed-region xml:id="ct2386216046752" text:id="ct2386216046752">
          <text:insertion>
            <office:change-info>
              <dc:creator>Daniel Zeman</dc:creator>
              <dc:date>2017-11-14T10:56:45</dc:date>
            </office:change-info>
          </text:insertion>
        </text:changed-region>
        <text:changed-region xml:id="ct2386216043168" text:id="ct2386216043168">
          <text:insertion>
            <office:change-info>
              <dc:creator>Daniel Zeman</dc:creator>
              <dc:date>2017-11-14T10:56:49</dc:date>
            </office:change-info>
          </text:insertion>
        </text:changed-region>
        <text:changed-region xml:id="ct2386216051680" text:id="ct2386216051680">
          <text:insertion>
            <office:change-info>
              <dc:creator>Daniel Zeman</dc:creator>
              <dc:date>2017-11-14T10:56:54</dc:date>
            </office:change-info>
          </text:insertion>
        </text:changed-region>
        <text:changed-region xml:id="ct2386216053696" text:id="ct2386216053696">
          <text:insertion>
            <office:change-info>
              <dc:creator>Daniel Zeman</dc:creator>
              <dc:date>2017-11-14T10:57:02</dc:date>
            </office:change-info>
          </text:insertion>
        </text:changed-region>
        <text:changed-region xml:id="ct2386216047424" text:id="ct2386216047424">
          <text:insertion>
            <office:change-info>
              <dc:creator>Daniel Zeman</dc:creator>
              <dc:date>2017-11-14T10:57:04</dc:date>
            </office:change-info>
          </text:insertion>
        </text:changed-region>
        <text:changed-region xml:id="ct2386216045408" text:id="ct2386216045408">
          <text:insertion>
            <office:change-info>
              <dc:creator>Daniel Zeman</dc:creator>
              <dc:date>2017-11-14T10:57:51</dc:date>
            </office:change-info>
          </text:insertion>
        </text:changed-region>
        <text:changed-region xml:id="ct2386216048544" text:id="ct2386216048544">
          <text:insertion>
            <office:change-info>
              <dc:creator>Daniel Zeman</dc:creator>
              <dc:date>2017-11-14T10:58:00</dc:date>
            </office:change-info>
          </text:insertion>
        </text:changed-region>
        <text:changed-region xml:id="ct2386216041824" text:id="ct2386216041824">
          <text:insertion>
            <office:change-info>
              <dc:creator>Daniel Zeman</dc:creator>
              <dc:date>2017-11-14T10:58:05</dc:date>
            </office:change-info>
          </text:insertion>
        </text:changed-region>
        <text:changed-region xml:id="ct2386216048992" text:id="ct2386216048992">
          <text:insertion>
            <office:change-info>
              <dc:creator>Daniel Zeman</dc:creator>
              <dc:date>2017-11-14T10:58:11</dc:date>
            </office:change-info>
          </text:insertion>
        </text:changed-region>
        <text:changed-region xml:id="ct2386216042048" text:id="ct2386216042048">
          <text:insertion>
            <office:change-info>
              <dc:creator>Daniel Zeman</dc:creator>
              <dc:date>2017-11-14T10:58:53</dc:date>
            </office:change-info>
          </text:insertion>
        </text:changed-region>
        <text:changed-region xml:id="ct2386216053024" text:id="ct2386216053024">
          <text:insertion>
            <office:change-info>
              <dc:creator>Daniel Zeman</dc:creator>
              <dc:date>2017-11-14T10:58:59</dc:date>
            </office:change-info>
          </text:insertion>
        </text:changed-region>
        <text:changed-region xml:id="ct2386216053920" text:id="ct2386216053920">
          <text:insertion>
            <office:change-info>
              <dc:creator>Daniel Zeman</dc:creator>
              <dc:date>2017-11-14T10:59:00</dc:date>
            </office:change-info>
          </text:insertion>
        </text:changed-region>
        <text:changed-region xml:id="ct2386216042496" text:id="ct2386216042496">
          <text:insertion>
            <office:change-info>
              <dc:creator>Daniel Zeman</dc:creator>
              <dc:date>2017-11-14T10:59:21</dc:date>
            </office:change-info>
          </text:insertion>
        </text:changed-region>
        <text:changed-region xml:id="ct2386216044512" text:id="ct2386216044512">
          <text:insertion>
            <office:change-info>
              <dc:creator>Daniel Zeman</dc:creator>
              <dc:date>2017-11-14T10:59:30</dc:date>
            </office:change-info>
          </text:insertion>
        </text:changed-region>
        <text:changed-region xml:id="ct2386216049216" text:id="ct2386216049216">
          <text:insertion>
            <office:change-info>
              <dc:creator>Daniel Zeman</dc:creator>
              <dc:date>2017-11-14T10:59:57</dc:date>
            </office:change-info>
          </text:insertion>
        </text:changed-region>
        <text:changed-region xml:id="ct2386216049440" text:id="ct2386216049440">
          <text:insertion>
            <office:change-info>
              <dc:creator>Daniel Zeman</dc:creator>
              <dc:date>2017-11-14T11:00:01</dc:date>
            </office:change-info>
          </text:insertion>
        </text:changed-region>
        <text:changed-region xml:id="ct2386216049888" text:id="ct2386216049888">
          <text:insertion>
            <office:change-info>
              <dc:creator>Daniel Zeman</dc:creator>
              <dc:date>2017-11-14T11:00:42</dc:date>
            </office:change-info>
          </text:insertion>
        </text:changed-region>
        <text:changed-region xml:id="ct2386216043392" text:id="ct2386216043392">
          <text:insertion>
            <office:change-info>
              <dc:creator>Daniel Zeman</dc:creator>
              <dc:date>2017-11-14T11:00:45</dc:date>
            </office:change-info>
          </text:insertion>
        </text:changed-region>
        <text:changed-region xml:id="ct2386216053248" text:id="ct2386216053248">
          <text:insertion>
            <office:change-info>
              <dc:creator>Daniel Zeman</dc:creator>
              <dc:date>2017-11-14T11:01:13</dc:date>
            </office:change-info>
          </text:insertion>
        </text:changed-region>
        <text:changed-region xml:id="ct2386216053472" text:id="ct2386216053472">
          <text:insertion>
            <office:change-info>
              <dc:creator>Daniel Zeman</dc:creator>
              <dc:date>2017-11-14T11:01:19</dc:date>
            </office:change-info>
          </text:insertion>
        </text:changed-region>
        <text:changed-region xml:id="ct2386216054368" text:id="ct2386216054368">
          <text:insertion>
            <office:change-info>
              <dc:creator>Daniel Zeman</dc:creator>
              <dc:date>2017-11-14T11:01:38</dc:date>
            </office:change-info>
          </text:insertion>
        </text:changed-region>
        <text:changed-region xml:id="ct2386216041600" text:id="ct2386216041600">
          <text:insertion>
            <office:change-info>
              <dc:creator>Daniel Zeman</dc:creator>
              <dc:date>2017-11-14T11:01:44</dc:date>
            </office:change-info>
          </text:insertion>
        </text:changed-region>
        <text:changed-region xml:id="ct2386216043616" text:id="ct2386216043616">
          <text:insertion>
            <office:change-info>
              <dc:creator>Daniel Zeman</dc:creator>
              <dc:date>2017-11-14T11:02:25</dc:date>
            </office:change-info>
          </text:insertion>
        </text:changed-region>
        <text:changed-region xml:id="ct2386216043840" text:id="ct2386216043840">
          <text:insertion>
            <office:change-info>
              <dc:creator>Daniel Zeman</dc:creator>
              <dc:date>2017-11-14T11:02:31</dc:date>
            </office:change-info>
          </text:insertion>
        </text:changed-region>
        <text:changed-region xml:id="ct2386216044064" text:id="ct2386216044064">
          <text:insertion>
            <office:change-info>
              <dc:creator>Daniel Zeman</dc:creator>
              <dc:date>2017-11-14T11:02:44</dc:date>
            </office:change-info>
          </text:insertion>
        </text:changed-region>
        <text:changed-region xml:id="ct2386216044288" text:id="ct2386216044288">
          <text:insertion>
            <office:change-info>
              <dc:creator>Daniel Zeman</dc:creator>
              <dc:date>2017-11-14T11:02:47</dc:date>
            </office:change-info>
          </text:insertion>
        </text:changed-region>
        <text:changed-region xml:id="ct2386216065120" text:id="ct2386216065120">
          <text:insertion>
            <office:change-info>
              <dc:creator>Daniel Zeman</dc:creator>
              <dc:date>2017-11-14T11:03:08</dc:date>
            </office:change-info>
          </text:insertion>
        </text:changed-region>
        <text:changed-region xml:id="ct2386216061760" text:id="ct2386216061760">
          <text:insertion>
            <office:change-info>
              <dc:creator>Daniel Zeman</dc:creator>
              <dc:date>2017-11-14T11:03:11</dc:date>
            </office:change-info>
          </text:insertion>
        </text:changed-region>
        <text:changed-region xml:id="ct2386216065792" text:id="ct2386216065792">
          <text:insertion>
            <office:change-info>
              <dc:creator>Daniel Zeman</dc:creator>
              <dc:date>2017-11-14T11:03:33</dc:date>
            </office:change-info>
          </text:insertion>
        </text:changed-region>
        <text:changed-region xml:id="ct2386216061088" text:id="ct2386216061088">
          <text:insertion>
            <office:change-info>
              <dc:creator>Daniel Zeman</dc:creator>
              <dc:date>2017-11-14T11:03:36</dc:date>
            </office:change-info>
          </text:insertion>
        </text:changed-region>
        <text:changed-region xml:id="ct2386216059072" text:id="ct2386216059072">
          <text:insertion>
            <office:change-info>
              <dc:creator>Daniel Zeman</dc:creator>
              <dc:date>2017-11-14T11:04:02</dc:date>
            </office:change-info>
          </text:insertion>
        </text:changed-region>
        <text:changed-region xml:id="ct2386216065344" text:id="ct2386216065344">
          <text:insertion>
            <office:change-info>
              <dc:creator>Daniel Zeman</dc:creator>
              <dc:date>2017-11-14T11:04:03</dc:date>
            </office:change-info>
          </text:insertion>
        </text:changed-region>
        <text:changed-region xml:id="ct2386216055040" text:id="ct2386216055040">
          <text:insertion>
            <office:change-info>
              <dc:creator>Daniel Zeman</dc:creator>
              <dc:date>2017-11-14T11:04:23</dc:date>
            </office:change-info>
          </text:insertion>
        </text:changed-region>
        <text:changed-region xml:id="ct2386216055488" text:id="ct2386216055488">
          <text:insertion>
            <office:change-info>
              <dc:creator>Daniel Zeman</dc:creator>
              <dc:date>2017-11-14T11:04:26</dc:date>
            </office:change-info>
          </text:insertion>
        </text:changed-region>
        <text:changed-region xml:id="ct2386216055264" text:id="ct2386216055264">
          <text:deletion>
            <office:change-info>
              <dc:creator>Daniel Zeman</dc:creator>
              <dc:date>2017-11-14T11:05:10</dc:date>
            </office:change-info>
            <text:p text:style-name="P3">NC-SA</text:p>
          </text:deletion>
        </text:changed-region>
        <text:changed-region xml:id="ct2386216059968" text:id="ct2386216059968">
          <text:insertion>
            <office:change-info>
              <dc:creator>Daniel Zeman</dc:creator>
              <dc:date>2017-11-14T11:05:13</dc:date>
            </office:change-info>
          </text:insertion>
        </text:changed-region>
        <text:changed-region xml:id="ct2386216063328" text:id="ct2386216063328">
          <text:deletion>
            <office:change-info>
              <dc:creator>Daniel Zeman</dc:creator>
              <dc:date>2017-11-14T11:05:22</dc:date>
            </office:change-info>
            <text:p text:style-name="P4">NC-</text:p>
          </text:deletion>
        </text:changed-region>
        <text:changed-region xml:id="ct2386216062432" text:id="ct2386216062432">
          <text:insertion>
            <office:change-info>
              <dc:creator>Daniel Zeman</dc:creator>
              <dc:date>2017-11-14T11:05:24</dc:date>
            </office:change-info>
          </text:insertion>
        </text:changed-region>
        <text:changed-region xml:id="ct2386216060192" text:id="ct2386216060192">
          <text:insertion>
            <office:change-info>
              <dc:creator>Daniel Zeman</dc:creator>
              <dc:date>2017-11-14T11:04:50</dc:date>
            </office:change-info>
          </text:insertion>
        </text:changed-region>
        <text:changed-region xml:id="ct2386216060640" text:id="ct2386216060640">
          <text:insertion>
            <office:change-info>
              <dc:creator>Daniel Zeman</dc:creator>
              <dc:date>2017-11-14T11:04:55</dc:date>
            </office:change-info>
          </text:insertion>
        </text:changed-region>
        <text:changed-region xml:id="ct2386216055936" text:id="ct2386216055936">
          <text:insertion>
            <office:change-info>
              <dc:creator>Daniel Zeman</dc:creator>
              <dc:date>2017-11-14T11:05:29</dc:date>
            </office:change-info>
          </text:insertion>
        </text:changed-region>
        <text:changed-region xml:id="ct2386216067808" text:id="ct2386216067808">
          <text:insertion>
            <office:change-info>
              <dc:creator>Daniel Zeman</dc:creator>
              <dc:date>2017-11-14T11:06:23</dc:date>
            </office:change-info>
          </text:insertion>
        </text:changed-region>
        <text:changed-region xml:id="ct2386216060416" text:id="ct2386216060416">
          <text:insertion>
            <office:change-info>
              <dc:creator>Daniel Zeman</dc:creator>
              <dc:date>2017-11-14T11:06:26</dc:date>
            </office:change-info>
          </text:insertion>
        </text:changed-region>
        <text:changed-region xml:id="ct2386216060864" text:id="ct2386216060864">
          <text:insertion>
            <office:change-info>
              <dc:creator>Daniel Zeman</dc:creator>
              <dc:date>2017-11-14T11:06:49</dc:date>
            </office:change-info>
          </text:insertion>
        </text:changed-region>
        <text:changed-region xml:id="ct2386216066688" text:id="ct2386216066688">
          <text:insertion>
            <office:change-info>
              <dc:creator>Daniel Zeman</dc:creator>
              <dc:date>2017-11-14T11:06:54</dc:date>
            </office:change-info>
          </text:insertion>
        </text:changed-region>
        <text:changed-region xml:id="ct2386216062656" text:id="ct2386216062656">
          <text:insertion>
            <office:change-info>
              <dc:creator>Daniel Zeman</dc:creator>
              <dc:date>2017-11-14T11:07:22</dc:date>
            </office:change-info>
          </text:insertion>
        </text:changed-region>
        <text:changed-region xml:id="ct2386216061984" text:id="ct2386216061984">
          <text:insertion>
            <office:change-info>
              <dc:creator>Daniel Zeman</dc:creator>
              <dc:date>2017-11-14T11:07:25</dc:date>
            </office:change-info>
          </text:insertion>
        </text:changed-region>
        <text:changed-region xml:id="ct2386216057728" text:id="ct2386216057728">
          <text:insertion>
            <office:change-info>
              <dc:creator>Daniel Zeman</dc:creator>
              <dc:date>2017-11-14T11:07:53</dc:date>
            </office:change-info>
          </text:insertion>
        </text:changed-region>
        <text:changed-region xml:id="ct2386216062208" text:id="ct2386216062208">
          <text:insertion>
            <office:change-info>
              <dc:creator>Daniel Zeman</dc:creator>
              <dc:date>2017-11-14T11:07:55</dc:date>
            </office:change-info>
          </text:insertion>
        </text:changed-region>
        <text:changed-region xml:id="ct2386216057952" text:id="ct2386216057952">
          <text:insertion>
            <office:change-info>
              <dc:creator>Daniel Zeman</dc:creator>
              <dc:date>2017-11-14T11:08:20</dc:date>
            </office:change-info>
          </text:insertion>
        </text:changed-region>
        <text:changed-region xml:id="ct2386216059296" text:id="ct2386216059296">
          <text:insertion>
            <office:change-info>
              <dc:creator>Daniel Zeman</dc:creator>
              <dc:date>2017-11-14T11:08:27</dc:date>
            </office:change-info>
          </text:insertion>
        </text:changed-region>
        <text:changed-region xml:id="ct2386216065568" text:id="ct2386216065568">
          <text:insertion>
            <office:change-info>
              <dc:creator>Daniel Zeman</dc:creator>
              <dc:date>2017-11-14T11:08:49</dc:date>
            </office:change-info>
          </text:insertion>
        </text:changed-region>
        <text:changed-region xml:id="ct2386216062880" text:id="ct2386216062880">
          <text:insertion>
            <office:change-info>
              <dc:creator>Daniel Zeman</dc:creator>
              <dc:date>2017-11-14T11:08:51</dc:date>
            </office:change-info>
          </text:insertion>
        </text:changed-region>
        <text:changed-region xml:id="ct2386216063104" text:id="ct2386216063104">
          <text:insertion>
            <office:change-info>
              <dc:creator>Daniel Zeman</dc:creator>
              <dc:date>2017-11-14T11:09:07</dc:date>
            </office:change-info>
          </text:insertion>
        </text:changed-region>
        <text:changed-region xml:id="ct2386216056160" text:id="ct2386216056160">
          <text:insertion>
            <office:change-info>
              <dc:creator>Daniel Zeman</dc:creator>
              <dc:date>2017-11-14T11:09:18</dc:date>
            </office:change-info>
          </text:insertion>
        </text:changed-region>
        <text:changed-region xml:id="ct2386216059520" text:id="ct2386216059520">
          <text:insertion>
            <office:change-info>
              <dc:creator>Daniel Zeman</dc:creator>
              <dc:date>2017-11-14T11:09:36</dc:date>
            </office:change-info>
          </text:insertion>
        </text:changed-region>
        <text:changed-region xml:id="ct2386216067136" text:id="ct2386216067136">
          <text:insertion>
            <office:change-info>
              <dc:creator>Daniel Zeman</dc:creator>
              <dc:date>2017-11-14T11:09:38</dc:date>
            </office:change-info>
          </text:insertion>
        </text:changed-region>
        <text:changed-region xml:id="ct2386216058176" text:id="ct2386216058176">
          <text:insertion>
            <office:change-info>
              <dc:creator>Daniel Zeman</dc:creator>
              <dc:date>2017-11-14T11:09:57</dc:date>
            </office:change-info>
          </text:insertion>
        </text:changed-region>
        <text:changed-region xml:id="ct2386216055712" text:id="ct2386216055712">
          <text:insertion>
            <office:change-info>
              <dc:creator>Daniel Zeman</dc:creator>
              <dc:date>2017-11-14T11:09:59</dc:date>
            </office:change-info>
          </text:insertion>
        </text:changed-region>
        <text:changed-region xml:id="ct2386216063552" text:id="ct2386216063552">
          <text:insertion>
            <office:change-info>
              <dc:creator>Daniel Zeman</dc:creator>
              <dc:date>2017-11-14T11:10:00</dc:date>
            </office:change-info>
          </text:insertion>
        </text:changed-region>
        <text:changed-region xml:id="ct2386216068032" text:id="ct2386216068032">
          <text:insertion>
            <office:change-info>
              <dc:creator>Daniel Zeman</dc:creator>
              <dc:date>2017-11-14T11:10:23</dc:date>
            </office:change-info>
          </text:insertion>
        </text:changed-region>
        <text:changed-region xml:id="ct2386216068256" text:id="ct2386216068256">
          <text:insertion>
            <office:change-info>
              <dc:creator>Daniel Zeman</dc:creator>
              <dc:date>2017-11-14T11:10:30</dc:date>
            </office:change-info>
          </text:insertion>
        </text:changed-region>
        <text:changed-region xml:id="ct2386216057280" text:id="ct2386216057280">
          <text:format-change>
            <office:change-info>
              <dc:creator>Daniel Zeman</dc:creator>
              <dc:date>2017-11-14T11:11:01</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Universal Dependencies v<text:span text:style-name="T1">2.</text:span><text:change text:change-id="ct2386216046304"/><text:change-start text:change-id="ct2386216050560"/><text:span text:style-name="T1">1</text:span><text:change-end text:change-id="ct2386216050560"/> License Terms</text:h>
      <text:p text:style-name="P2">Universal Dependencies v<text:span text:style-name="T1">2.</text:span><text:change text:change-id="ct2386216051232"/><text:change-start text:change-id="ct2386216041376"/><text:span text:style-name="T1">1</text:span><text:change-end text:change-id="ct2386216041376"/> (referred to as “UD” in the rest of this document) is a collection of linguistic data and tools. Each of the treebanks has its own license terms and you (the “User”) are responsible for complying with the license terms applicable to those parts of UD which you use. If you do not agree with the license terms, you must stop using UD and destroy all copies of UD data that you have obtained.</text:p>
      <text:p text:style-name="P28"/>
      <text:p text:style-name="P8">You are specifically reminded that some of the treebanks permit only non-commercial usage.</text:p>
      <text:p text:style-name="P28"/>
      <text:p text:style-name="P2">The additional software tools are provided as-is (without any warranty) and are redistributed under GNU GPL Version 2.</text:p>
      <text:p text:style-name="P28"/>
      <text:p text:style-name="P2">The license for every treebank included in the release is specified in the appropriate language/<text:span text:style-name="T3">treebank</text:span> directory.</text:p>
      <text:p text:style-name="P28"/>
      <text:h text:style-name="P7" text:outline-level="3">Overview of the treebanks and their license terms</text:h>
      <table:table table:name="Tabulka1" table:style-name="Tabulka1">
        <table:table-column table:style-name="Tabulka1.A"/>
        <table:table-column table:style-name="Tabulka1.B"/>
        <table:table-header-rows>
          <table:table-row>
            <table:table-cell table:style-name="Tabulka1.A1" office:value-type="string">
              <text:p text:style-name="P27">Treebank</text:p>
            </table:table-cell>
            <table:table-cell table:style-name="Tabulka1.A1" office:value-type="string">
              <text:p text:style-name="P27">License</text:p>
            </table:table-cell>
          </table:table-row>
        </table:table-header-rows>
        <table:table-row>
          <table:table-cell table:style-name="Tabulka1.A2" office:value-type="string">
            <text:p text:style-name="P21"><text:change-start text:change-id="ct2386216046080"/>Afrikaans<text:change-end text:change-id="ct2386216046080"/></text:p>
          </table:table-cell>
          <table:table-cell table:style-name="Tabulka1.A2" office:value-type="string">
            <text:p text:style-name="P21"><text:change-start text:change-id="ct2386216051904"/>CC BY-SA 4.0<text:change-end text:change-id="ct2386216051904"/></text:p>
          </table:table-cell>
        </table:table-row>
        <table:table-row>
          <table:table-cell table:style-name="Tabulka1.A2" office:value-type="string">
            <text:p text:style-name="P16">Ancient_Greek</text:p>
          </table:table-cell>
          <table:table-cell table:style-name="Tabulka1.A2" office:value-type="string">
            <text:p text:style-name="P16">CC BY-NC-SA 2.5</text:p>
          </table:table-cell>
        </table:table-row>
        <table:table-row>
          <table:table-cell table:style-name="Tabulka1.A2" office:value-type="string">
            <text:p text:style-name="P16">Ancient_Greek-PROIEL</text:p>
          </table:table-cell>
          <table:table-cell table:style-name="Tabulka1.A2" office:value-type="string">
            <text:p text:style-name="P16">CC BY-NC-SA 3.0</text:p>
          </table:table-cell>
        </table:table-row>
        <table:table-row>
          <table:table-cell table:style-name="Tabulka1.A2" office:value-type="string">
            <text:p text:style-name="P16">Arabic</text:p>
          </table:table-cell>
          <table:table-cell table:style-name="Tabulka1.A2" office:value-type="string">
            <text:p text:style-name="P16">CC BY-NC-SA 3.0</text:p>
          </table:table-cell>
        </table:table-row>
        <table:table-row>
          <table:table-cell table:style-name="Tabulka1.A2" office:value-type="string">
            <text:p text:style-name="P20">Arabic-NYUAD</text:p>
          </table:table-cell>
          <table:table-cell table:style-name="Tabulka1.A2" office:value-type="string">
            <text:p text:style-name="P20">CC BY-SA 4.0</text:p>
          </table:table-cell>
        </table:table-row>
        <table:table-row>
          <table:table-cell table:style-name="Tabulka1.A2" office:value-type="string">
            <text:p text:style-name="P21"><text:change-start text:change-id="ct2386216048096"/>Arabic-PUD<text:change-end text:change-id="ct2386216048096"/></text:p>
          </table:table-cell>
          <table:table-cell table:style-name="Tabulka1.A2" office:value-type="string">
            <text:p text:style-name="P21"><text:change-start text:change-id="ct2386216047872"/>CC BY-SA 3.0<text:change-end text:change-id="ct2386216047872"/></text:p>
          </table:table-cell>
        </table:table-row>
        <table:table-row>
          <table:table-cell table:style-name="Tabulka1.A2" office:value-type="string">
            <text:p text:style-name="P14">Basque</text:p>
          </table:table-cell>
          <table:table-cell table:style-name="Tabulka1.A2" office:value-type="string">
            <text:p text:style-name="P14">CC BY-NC-SA 3.0</text:p>
          </table:table-cell>
        </table:table-row>
        <table:table-row>
          <table:table-cell table:style-name="Tabulka1.A1" office:value-type="string">
            <text:p text:style-name="P20">Belarusian</text:p>
          </table:table-cell>
          <table:table-cell table:style-name="Tabulka1.A1" office:value-type="string">
            <text:p text:style-name="P20">CC BY-SA 4.0</text:p>
          </table:table-cell>
        </table:table-row>
        <table:table-row>
          <table:table-cell table:style-name="Tabulka1.A1" office:value-type="string">
            <text:p text:style-name="P14">Bulgarian</text:p>
          </table:table-cell>
          <table:table-cell table:style-name="Tabulka1.A1" office:value-type="string">
            <text:p text:style-name="P14">CC BY-<text:span text:style-name="T8">NC</text:span>-SA <text:span text:style-name="T3">3</text:span>.0</text:p>
          </table:table-cell>
        </table:table-row>
        <table:table-row>
          <table:table-cell table:style-name="Tabulka1.A2" office:value-type="string">
            <text:p text:style-name="P21"><text:change-start text:change-id="ct2386216048320"/>Buryat<text:change-end text:change-id="ct2386216048320"/></text:p>
          </table:table-cell>
          <table:table-cell table:style-name="Tabulka1.A2" office:value-type="string">
            <text:p text:style-name="P21"><text:change-start text:change-id="ct2386216050784"/>CC BY-SA 4.0<text:change-end text:change-id="ct2386216050784"/></text:p>
          </table:table-cell>
        </table:table-row>
        <table:table-row>
          <table:table-cell table:style-name="Tabulka1.A2" office:value-type="string">
            <text:p text:style-name="P21"><text:change-start text:change-id="ct2386216046528"/>Cantonese<text:change-end text:change-id="ct2386216046528"/></text:p>
          </table:table-cell>
          <table:table-cell table:style-name="Tabulka1.A2" office:value-type="string">
            <text:p text:style-name="P21"><text:change-start text:change-id="ct2386216052800"/>CC BY-SA 4.0<text:change-end text:change-id="ct2386216052800"/></text:p>
          </table:table-cell>
        </table:table-row>
        <table:table-row>
          <table:table-cell table:style-name="Tabulka1.A2" office:value-type="string">
            <text:p text:style-name="P11">Catalan</text:p>
          </table:table-cell>
          <table:table-cell table:style-name="Tabulka1.A2" office:value-type="string">
            <text:p text:style-name="P11">GNU GPL 3.0</text:p>
          </table:table-cell>
        </table:table-row>
        <table:table-row>
          <table:table-cell table:style-name="Tabulka1.A2" office:value-type="string">
            <text:p text:style-name="P11">Chinese</text:p>
          </table:table-cell>
          <table:table-cell table:style-name="Tabulka1.A2" office:value-type="string">
            <text:p text:style-name="P11">CC BY-NC-SA 4.0</text:p>
          </table:table-cell>
        </table:table-row>
        <table:table-row>
          <table:table-cell table:style-name="Tabulka1.A2" office:value-type="string">
            <text:p text:style-name="P21"><text:change-start text:change-id="ct2386216047200"/>Chinese-CFL<text:change-end text:change-id="ct2386216047200"/></text:p>
          </table:table-cell>
          <table:table-cell table:style-name="Tabulka1.A2" office:value-type="string">
            <text:p text:style-name="P21"><text:change-start text:change-id="ct2386216046752"/>CC BY-SA 4.0<text:change-end text:change-id="ct2386216046752"/></text:p>
          </table:table-cell>
        </table:table-row>
        <table:table-row>
          <table:table-cell table:style-name="Tabulka1.A2" office:value-type="string">
            <text:p text:style-name="P21"><text:change-start text:change-id="ct2386216043168"/>Chinese-HK<text:change-end text:change-id="ct2386216043168"/></text:p>
          </table:table-cell>
          <table:table-cell table:style-name="Tabulka1.A2" office:value-type="string">
            <text:p text:style-name="P21"><text:change-start text:change-id="ct2386216051680"/>CC BY-SA 4.0<text:change-end text:change-id="ct2386216051680"/></text:p>
          </table:table-cell>
        </table:table-row>
        <table:table-row>
          <table:table-cell table:style-name="Tabulka1.A2" office:value-type="string">
            <text:p text:style-name="P21"><text:change-start text:change-id="ct2386216053696"/>Chinese-PUD<text:change-end text:change-id="ct2386216053696"/></text:p>
          </table:table-cell>
          <table:table-cell table:style-name="Tabulka1.A2" office:value-type="string">
            <text:p text:style-name="P21"><text:change-start text:change-id="ct2386216047424"/>CC BY-SA 3.0<text:change-end text:change-id="ct2386216047424"/></text:p>
          </table:table-cell>
        </table:table-row>
        <table:table-row>
          <table:table-cell table:style-name="Tabulka1.A2" office:value-type="string">
            <text:p text:style-name="P12">Coptic</text:p>
          </table:table-cell>
          <table:table-cell table:style-name="Tabulka1.A2" office:value-type="string">
            <text:p text:style-name="P12">CC BY 4.0</text:p>
          </table:table-cell>
        </table:table-row>
        <table:table-row>
          <table:table-cell table:style-name="Tabulka1.A2" office:value-type="string">
            <text:p text:style-name="P14">Croatian</text:p>
          </table:table-cell>
          <table:table-cell table:style-name="Tabulka1.A2" office:value-type="string">
            <text:p text:style-name="P14">CC BY-SA 4.0</text:p>
          </table:table-cell>
        </table:table-row>
        <table:table-row>
          <table:table-cell table:style-name="Tabulka1.A1" office:value-type="string">
            <text:p text:style-name="P14">Czech</text:p>
          </table:table-cell>
          <table:table-cell table:style-name="Tabulka1.A1" office:value-type="string">
            <text:p text:style-name="P14">CC BY-NC-SA 3.0</text:p>
          </table:table-cell>
        </table:table-row>
        <table:table-row>
          <table:table-cell table:style-name="Tabulka1.A2" office:value-type="string">
            <text:p text:style-name="P11">Czech-CAC</text:p>
          </table:table-cell>
          <table:table-cell table:style-name="Tabulka1.A2" office:value-type="string">
            <text:p text:style-name="P11">CC BY-SA 4.0</text:p>
          </table:table-cell>
        </table:table-row>
        <table:table-row>
          <table:table-cell table:style-name="Tabulka1.A2" office:value-type="string">
            <text:p text:style-name="P11">Czech-CLTT</text:p>
          </table:table-cell>
          <table:table-cell table:style-name="Tabulka1.A2" office:value-type="string">
            <text:p text:style-name="P11">CC BY-SA 4.0</text:p>
          </table:table-cell>
        </table:table-row>
        <table:table-row>
          <table:table-cell table:style-name="Tabulka1.A2" office:value-type="string">
            <text:p text:style-name="P21"><text:change-start text:change-id="ct2386216045408"/>Czech-FicTree<text:change-end text:change-id="ct2386216045408"/></text:p>
          </table:table-cell>
          <table:table-cell table:style-name="Tabulka1.A2" office:value-type="string">
            <text:p text:style-name="P21"><text:change-start text:change-id="ct2386216048544"/>CC BY-NC-SA 4.0<text:change-end text:change-id="ct2386216048544"/></text:p>
          </table:table-cell>
        </table:table-row>
        <table:table-row>
          <table:table-cell table:style-name="Tabulka1.A2" office:value-type="string">
            <text:p text:style-name="P21"><text:change-start text:change-id="ct2386216041824"/>Czech-PUD<text:change-end text:change-id="ct2386216041824"/></text:p>
          </table:table-cell>
          <table:table-cell table:style-name="Tabulka1.A2" office:value-type="string">
            <text:p text:style-name="P21"><text:change-start text:change-id="ct2386216048992"/>CC BY-SA 4.0<text:change-end text:change-id="ct2386216048992"/></text:p>
          </table:table-cell>
        </table:table-row>
        <text:soft-page-break/>
        <table:table-row>
          <table:table-cell table:style-name="Tabulka1.A2" office:value-type="string">
            <text:p text:style-name="P14">Danish</text:p>
          </table:table-cell>
          <table:table-cell table:style-name="Tabulka1.A2" office:value-type="string">
            <text:p text:style-name="P15">CC BY-SA 4.0</text:p>
          </table:table-cell>
        </table:table-row>
        <table:table-row>
          <table:table-cell table:style-name="Tabulka1.A1" office:value-type="string">
            <text:p text:style-name="P16">Dutch</text:p>
          </table:table-cell>
          <table:table-cell table:style-name="Tabulka1.A1" office:value-type="string">
            <text:p text:style-name="P13">CC BY-SA 4.0</text:p>
          </table:table-cell>
        </table:table-row>
        <table:table-row>
          <table:table-cell table:style-name="Tabulka1.A1" office:value-type="string">
            <text:p text:style-name="P11">Dutch-LassySmall</text:p>
          </table:table-cell>
          <table:table-cell table:style-name="Tabulka1.A1" office:value-type="string">
            <text:p text:style-name="P11">CC BY-SA 4.0</text:p>
          </table:table-cell>
        </table:table-row>
        <table:table-row>
          <table:table-cell table:style-name="Tabulka1.A1" office:value-type="string">
            <text:p text:style-name="P14">English</text:p>
          </table:table-cell>
          <table:table-cell table:style-name="Tabulka1.A1" office:value-type="string">
            <text:p text:style-name="P14">CC BY-SA 4.0</text:p>
          </table:table-cell>
        </table:table-row>
        <table:table-row>
          <table:table-cell table:style-name="Tabulka1.A2" office:value-type="string">
            <text:p text:style-name="P11">English-LinES</text:p>
          </table:table-cell>
          <table:table-cell table:style-name="Tabulka1.A2" office:value-type="string">
            <text:p text:style-name="P11">CC BY-NC-SA 4.0</text:p>
          </table:table-cell>
        </table:table-row>
        <table:table-row>
          <table:table-cell table:style-name="Tabulka1.A2" office:value-type="string">
            <text:p text:style-name="P20">English-ParTUT</text:p>
          </table:table-cell>
          <table:table-cell table:style-name="Tabulka1.A2" office:value-type="string">
            <text:p text:style-name="P20">CC BY-NC-SA 4.0</text:p>
          </table:table-cell>
        </table:table-row>
        <table:table-row>
          <table:table-cell table:style-name="Tabulka1.A2" office:value-type="string">
            <text:p text:style-name="P22"><text:change-start text:change-id="ct2386216042048"/>English-PUD<text:change-end text:change-id="ct2386216042048"/></text:p>
          </table:table-cell>
          <table:table-cell table:style-name="Tabulka1.A2" office:value-type="string">
            <text:p text:style-name="P22"><text:change-start text:change-id="ct2386216053024"/>CC B<text:change-end text:change-id="ct2386216053024"/><text:change-start text:change-id="ct2386216053920"/>Y-SA 3.0<text:change-end text:change-id="ct2386216053920"/></text:p>
          </table:table-cell>
        </table:table-row>
        <table:table-row>
          <table:table-cell table:style-name="Tabulka1.A2" office:value-type="string">
            <text:p text:style-name="P16">Estonian</text:p>
          </table:table-cell>
          <table:table-cell table:style-name="Tabulka1.A2" office:value-type="string">
            <text:p text:style-name="P16">CC BY-NC-SA <text:span text:style-name="T6">4</text:span>.0</text:p>
          </table:table-cell>
        </table:table-row>
        <table:table-row>
          <table:table-cell table:style-name="Tabulka1.A2" office:value-type="string">
            <text:p text:style-name="P14">Finnish</text:p>
          </table:table-cell>
          <table:table-cell table:style-name="Tabulka1.A2" office:value-type="string">
            <text:p text:style-name="P14">CC BY-SA 4.0</text:p>
          </table:table-cell>
        </table:table-row>
        <table:table-row>
          <table:table-cell table:style-name="Tabulka1.A1" office:value-type="string">
            <text:p text:style-name="P14">Finnish-FTB</text:p>
          </table:table-cell>
          <table:table-cell table:style-name="Tabulka1.A1" office:value-type="string">
            <text:p text:style-name="P14">CC BY 4.0</text:p>
          </table:table-cell>
        </table:table-row>
        <table:table-row>
          <table:table-cell table:style-name="Tabulka1.A2" office:value-type="string">
            <text:p text:style-name="P22"><text:change-start text:change-id="ct2386216042496"/>Finnish-PUD<text:change-end text:change-id="ct2386216042496"/></text:p>
          </table:table-cell>
          <table:table-cell table:style-name="Tabulka1.A2" office:value-type="string">
            <text:p text:style-name="P22"><text:change-start text:change-id="ct2386216044512"/>CC BY-SA 4.0<text:change-end text:change-id="ct2386216044512"/></text:p>
          </table:table-cell>
        </table:table-row>
        <table:table-row>
          <table:table-cell table:style-name="Tabulka1.A2" office:value-type="string">
            <text:p text:style-name="P14">French</text:p>
          </table:table-cell>
          <table:table-cell table:style-name="Tabulka1.A2" office:value-type="string">
            <text:p text:style-name="P14">CC BY-NC-SA 3.0 US</text:p>
          </table:table-cell>
        </table:table-row>
        <table:table-row>
          <table:table-cell table:style-name="Tabulka1.A1" office:value-type="string">
            <text:p text:style-name="P22"><text:change-start text:change-id="ct2386216049216"/>French-FTB<text:change-end text:change-id="ct2386216049216"/></text:p>
          </table:table-cell>
          <table:table-cell table:style-name="Tabulka1.A1" office:value-type="string">
            <text:p text:style-name="P22"><text:change-start text:change-id="ct2386216049440"/>LGPLLR<text:change-end text:change-id="ct2386216049440"/></text:p>
          </table:table-cell>
        </table:table-row>
        <table:table-row>
          <table:table-cell table:style-name="Tabulka1.A1" office:value-type="string">
            <text:p text:style-name="P20">French-ParTUT</text:p>
          </table:table-cell>
          <table:table-cell table:style-name="Tabulka1.A1" office:value-type="string">
            <text:p text:style-name="P20">CC BY-NC-SA 4.0</text:p>
          </table:table-cell>
        </table:table-row>
        <table:table-row>
          <table:table-cell table:style-name="Tabulka1.A1" office:value-type="string">
            <text:p text:style-name="P22"><text:change-start text:change-id="ct2386216049888"/>French-PUD<text:change-end text:change-id="ct2386216049888"/></text:p>
          </table:table-cell>
          <table:table-cell table:style-name="Tabulka1.A1" office:value-type="string">
            <text:p text:style-name="P22"><text:change-start text:change-id="ct2386216043392"/>CC BY-SA 3.0<text:change-end text:change-id="ct2386216043392"/></text:p>
          </table:table-cell>
        </table:table-row>
        <table:table-row>
          <table:table-cell table:style-name="Tabulka1.A1" office:value-type="string">
            <text:p text:style-name="P20">French-Sequoia</text:p>
          </table:table-cell>
          <table:table-cell table:style-name="Tabulka1.A1" office:value-type="string">
            <text:p text:style-name="P20">LGPLLR</text:p>
          </table:table-cell>
        </table:table-row>
        <table:table-row>
          <table:table-cell table:style-name="Tabulka1.A1" office:value-type="string">
            <text:p text:style-name="P17">Galician</text:p>
          </table:table-cell>
          <table:table-cell table:style-name="Tabulka1.A1" office:value-type="string">
            <text:p text:style-name="P17">CC BY-NC-SA 3.0</text:p>
          </table:table-cell>
        </table:table-row>
        <table:table-row>
          <table:table-cell table:style-name="Tabulka1.A1" office:value-type="string">
            <text:p text:style-name="P12">Galician-TreeGal</text:p>
          </table:table-cell>
          <table:table-cell table:style-name="Tabulka1.A1" office:value-type="string">
            <text:p text:style-name="P12">LGPLLR</text:p>
          </table:table-cell>
        </table:table-row>
        <table:table-row>
          <table:table-cell table:style-name="Tabulka1.A1" office:value-type="string">
            <text:p text:style-name="P14">German</text:p>
          </table:table-cell>
          <table:table-cell table:style-name="Tabulka1.A1" office:value-type="string">
            <text:p text:style-name="P14">CC BY-NC-SA 3.0 US</text:p>
          </table:table-cell>
        </table:table-row>
        <table:table-row>
          <table:table-cell table:style-name="Tabulka1.A2" office:value-type="string">
            <text:p text:style-name="P22"><text:change-start text:change-id="ct2386216053248"/>German-PUD<text:change-end text:change-id="ct2386216053248"/></text:p>
          </table:table-cell>
          <table:table-cell table:style-name="Tabulka1.A2" office:value-type="string">
            <text:p text:style-name="P22"><text:change-start text:change-id="ct2386216053472"/>CC BY-SA 3.0<text:change-end text:change-id="ct2386216053472"/></text:p>
          </table:table-cell>
        </table:table-row>
        <table:table-row>
          <table:table-cell table:style-name="Tabulka1.A2" office:value-type="string">
            <text:p text:style-name="P16">Gothic</text:p>
          </table:table-cell>
          <table:table-cell table:style-name="Tabulka1.A2" office:value-type="string">
            <text:p text:style-name="P16">CC BY-NC-SA 3.0</text:p>
          </table:table-cell>
        </table:table-row>
        <table:table-row>
          <table:table-cell table:style-name="Tabulka1.A2" office:value-type="string">
            <text:p text:style-name="P14">Greek</text:p>
          </table:table-cell>
          <table:table-cell table:style-name="Tabulka1.A2" office:value-type="string">
            <text:p text:style-name="P14">CC BY-NC-SA 3.0</text:p>
          </table:table-cell>
        </table:table-row>
        <table:table-row>
          <table:table-cell table:style-name="Tabulka1.A1" office:value-type="string">
            <text:p text:style-name="P14">Hebrew</text:p>
          </table:table-cell>
          <table:table-cell table:style-name="Tabulka1.A1" office:value-type="string">
            <text:p text:style-name="P14">CC BY-NC-SA 4.0</text:p>
          </table:table-cell>
        </table:table-row>
        <table:table-row>
          <table:table-cell table:style-name="Tabulka1.A2" office:value-type="string">
            <text:p text:style-name="P3">Hindi</text:p>
          </table:table-cell>
          <table:table-cell table:style-name="Tabulka1.A2" office:value-type="string">
            <text:p text:style-name="P3">CC BY-NC-SA 4.0</text:p>
          </table:table-cell>
        </table:table-row>
        <table:table-row>
          <table:table-cell table:style-name="Tabulka1.A2" office:value-type="string">
            <text:p text:style-name="P22"><text:change-start text:change-id="ct2386216054368"/>Hindi-PUD<text:change-end text:change-id="ct2386216054368"/></text:p>
          </table:table-cell>
          <table:table-cell table:style-name="Tabulka1.A2" office:value-type="string">
            <text:p text:style-name="P22"><text:change-start text:change-id="ct2386216041600"/>CC BY-SA 3.0<text:change-end text:change-id="ct2386216041600"/></text:p>
          </table:table-cell>
        </table:table-row>
        <table:table-row>
          <table:table-cell table:style-name="Tabulka1.A2" office:value-type="string">
            <text:p text:style-name="P14">Hungarian</text:p>
          </table:table-cell>
          <table:table-cell table:style-name="Tabulka1.A2" office:value-type="string">
            <text:p text:style-name="P14">CC BY-NC-SA 3.0</text:p>
          </table:table-cell>
        </table:table-row>
        <table:table-row>
          <table:table-cell table:style-name="Tabulka1.A1" office:value-type="string">
            <text:p text:style-name="P14">Indonesian</text:p>
          </table:table-cell>
          <table:table-cell table:style-name="Tabulka1.A1" office:value-type="string">
            <text:p text:style-name="P14">CC BY-NC-SA 3.0 US</text:p>
          </table:table-cell>
        </table:table-row>
        <table:table-row>
          <table:table-cell table:style-name="Tabulka1.A2" office:value-type="string">
            <text:p text:style-name="P14">Irish</text:p>
          </table:table-cell>
          <table:table-cell table:style-name="Tabulka1.A2" office:value-type="string">
            <text:p text:style-name="P14">CC BY-SA 3.0</text:p>
          </table:table-cell>
        </table:table-row>
        <table:table-row>
          <table:table-cell table:style-name="Tabulka1.A1" office:value-type="string">
            <text:p text:style-name="P14">Italian</text:p>
          </table:table-cell>
          <table:table-cell table:style-name="Tabulka1.A1" office:value-type="string">
            <text:p text:style-name="P14">CC BY-NC-SA 3.0</text:p>
          </table:table-cell>
        </table:table-row>
        <table:table-row>
          <table:table-cell table:style-name="Tabulka1.A2" office:value-type="string">
            <text:p text:style-name="P20">Italian-ParTUT</text:p>
          </table:table-cell>
          <table:table-cell table:style-name="Tabulka1.A2" office:value-type="string">
            <text:p text:style-name="P20">CC BY-NC-SA 4.0</text:p>
          </table:table-cell>
        </table:table-row>
        <table:table-row>
          <table:table-cell table:style-name="Tabulka1.A2" office:value-type="string">
            <text:p text:style-name="P22"><text:change-start text:change-id="ct2386216043616"/>Italian-PoSTWITA<text:change-end text:change-id="ct2386216043616"/></text:p>
          </table:table-cell>
          <table:table-cell table:style-name="Tabulka1.A2" office:value-type="string">
            <text:p text:style-name="P22"><text:change-start text:change-id="ct2386216043840"/>CC BY-NC-SA 4.0<text:change-end text:change-id="ct2386216043840"/></text:p>
          </table:table-cell>
        </table:table-row>
        <table:table-row>
          <table:table-cell table:style-name="Tabulka1.A2" office:value-type="string">
            <text:p text:style-name="P22"><text:change-start text:change-id="ct2386216044064"/>Italian-PUD<text:change-end text:change-id="ct2386216044064"/></text:p>
          </table:table-cell>
          <table:table-cell table:style-name="Tabulka1.A2" office:value-type="string">
            <text:p text:style-name="P22"><text:change-start text:change-id="ct2386216044288"/>CC BY-SA 3.0<text:change-end text:change-id="ct2386216044288"/></text:p>
          </table:table-cell>
        </table:table-row>
        <table:table-row>
          <table:table-cell table:style-name="Tabulka1.A2" office:value-type="string">
            <text:p text:style-name="P12">Japanese</text:p>
          </table:table-cell>
          <table:table-cell table:style-name="Tabulka1.A2" office:value-type="string">
            <text:p text:style-name="P12">CC BY-NC-SA 3.0 US</text:p>
          </table:table-cell>
        </table:table-row>
        <table:table-row>
          <table:table-cell table:style-name="Tabulka1.A2" office:value-type="string">
            <text:p text:style-name="P22"><text:change-start text:change-id="ct2386216065120"/>Japanese-PUD<text:change-end text:change-id="ct2386216065120"/></text:p>
          </table:table-cell>
          <table:table-cell table:style-name="Tabulka1.A2" office:value-type="string">
            <text:p text:style-name="P22"><text:change-start text:change-id="ct2386216061760"/>CC BY-SA 3.0<text:change-end text:change-id="ct2386216061760"/></text:p>
          </table:table-cell>
        </table:table-row>
        <table:table-row>
          <table:table-cell table:style-name="Tabulka1.A2" office:value-type="string">
            <text:p text:style-name="P17">Kazakh</text:p>
          </table:table-cell>
          <table:table-cell table:style-name="Tabulka1.A2" office:value-type="string">
            <text:p text:style-name="P17">CC BY-SA 4.0</text:p>
          </table:table-cell>
        </table:table-row>
        <table:table-row>
          <table:table-cell table:style-name="Tabulka1.A2" office:value-type="string">
            <text:p text:style-name="P20">Korean</text:p>
          </table:table-cell>
          <table:table-cell table:style-name="Tabulka1.A2" office:value-type="string">
            <text:p text:style-name="P20">CC BY-NC-SA 3.0 US</text:p>
          </table:table-cell>
        </table:table-row>
        <table:table-row>
          <table:table-cell table:style-name="Tabulka1.A2" office:value-type="string">
            <text:p text:style-name="P22"><text:change-start text:change-id="ct2386216065792"/>Kurmanji<text:change-end text:change-id="ct2386216065792"/></text:p>
          </table:table-cell>
          <table:table-cell table:style-name="Tabulka1.A2" office:value-type="string">
            <text:p text:style-name="P22"><text:change-start text:change-id="ct2386216061088"/>CC BY-SA 4.0<text:change-end text:change-id="ct2386216061088"/></text:p>
          </table:table-cell>
        </table:table-row>
        <table:table-row>
          <table:table-cell table:style-name="Tabulka1.A2" office:value-type="string">
            <text:p text:style-name="P3">Latin</text:p>
          </table:table-cell>
          <table:table-cell table:style-name="Tabulka1.A2" office:value-type="string">
            <text:p text:style-name="P3">CC BY-NC-SA 2.5</text:p>
          </table:table-cell>
        </table:table-row>
        <table:table-row>
          <table:table-cell table:style-name="Tabulka1.A2" office:value-type="string">
            <text:p text:style-name="P3">Latin-ITT<text:span text:style-name="T7">B</text:span></text:p>
          </table:table-cell>
          <table:table-cell table:style-name="Tabulka1.A2" office:value-type="string">
            <text:p text:style-name="P3">CC BY-NC-SA 3.0</text:p>
          </table:table-cell>
        </table:table-row>
        <table:table-row>
          <table:table-cell table:style-name="Tabulka1.A2" office:value-type="string">
            <text:p text:style-name="P3">Latin-PROIEL</text:p>
          </table:table-cell>
          <table:table-cell table:style-name="Tabulka1.A2" office:value-type="string">
            <text:p text:style-name="P3">CC BY-NC-SA 3.0</text:p>
          </table:table-cell>
        </table:table-row>
        <table:table-row>
          <table:table-cell table:style-name="Tabulka1.A2" office:value-type="string">
            <text:p text:style-name="P17">Latvian</text:p>
          </table:table-cell>
          <table:table-cell table:style-name="Tabulka1.A2" office:value-type="string">
            <text:p text:style-name="P17">CC BY-NC-SA 4.0</text:p>
          </table:table-cell>
        </table:table-row>
        <table:table-row>
          <table:table-cell table:style-name="Tabulka1.A2" office:value-type="string">
            <text:p text:style-name="P20">Lithuanian</text:p>
          </table:table-cell>
          <table:table-cell table:style-name="Tabulka1.A2" office:value-type="string">
            <text:p text:style-name="P20">CC BY-SA 4.0</text:p>
          </table:table-cell>
        </table:table-row>
        <table:table-row>
          <table:table-cell table:style-name="Tabulka1.A2" office:value-type="string">
            <text:p text:style-name="P22"><text:change-start text:change-id="ct2386216059072"/>Marathi<text:change-end text:change-id="ct2386216059072"/></text:p>
          </table:table-cell>
          <table:table-cell table:style-name="Tabulka1.A2" office:value-type="string">
            <text:p text:style-name="P22"><text:change-start text:change-id="ct2386216065344"/>CC BY-SA 4.0<text:change-end text:change-id="ct2386216065344"/></text:p>
          </table:table-cell>
        </table:table-row>
        <table:table-row>
          <table:table-cell table:style-name="Tabulka1.A2" office:value-type="string">
            <text:p text:style-name="P22"><text:change-start text:change-id="ct2386216055040"/>North Sami<text:change-end text:change-id="ct2386216055040"/></text:p>
          </table:table-cell>
          <table:table-cell table:style-name="Tabulka1.A2" office:value-type="string">
            <text:p text:style-name="P22"><text:change-start text:change-id="ct2386216055488"/>CC BY-SA 4.0<text:change-end text:change-id="ct2386216055488"/></text:p>
          </table:table-cell>
        </table:table-row>
        <table:table-row>
          <table:table-cell table:style-name="Tabulka1.A2" office:value-type="string">
            <text:p text:style-name="P3">Norwegian<text:span text:style-name="T10">-Bokmaal</text:span></text:p>
          </table:table-cell>
          <table:table-cell table:style-name="Tabulka1.A2" office:value-type="string">
            <text:p text:style-name="P3">CC BY-<text:change text:change-id="ct2386216055264"/><text:change-start text:change-id="ct2386216059968"/><text:span text:style-name="T11">SA 4.0</text:span><text:change-end text:change-id="ct2386216059968"/></text:p>
          </table:table-cell>
        </table:table-row>
        <table:table-row>
          <table:table-cell table:style-name="Tabulka1.A2" office:value-type="string">
            <text:p text:style-name="P4">Norwegian-Nynorsk</text:p>
          </table:table-cell>
          <table:table-cell table:style-name="Tabulka1.A2" office:value-type="string">
            <text:p text:style-name="P4">CC BY-<text:change text:change-id="ct2386216063328"/>SA<text:change-start text:change-id="ct2386216062432"/> <text:span text:style-name="T11">4.0</text:span><text:change-end text:change-id="ct2386216062432"/></text:p>
          </table:table-cell>
        </table:table-row>
        <table:table-row>
          <table:table-cell table:style-name="Tabulka1.A2" office:value-type="string">
            <text:p text:style-name="P22"><text:change-start text:change-id="ct2386216060192"/>Norwegian-NynorskLIA<text:change-end text:change-id="ct2386216060192"/></text:p>
          </table:table-cell>
          <table:table-cell table:style-name="Tabulka1.A2" office:value-type="string">
            <text:p text:style-name="P22"><text:change-start text:change-id="ct2386216060640"/>CC BY<text:change-end text:change-id="ct2386216060640"/><text:change-start text:change-id="ct2386216055936"/>-SA 4.0<text:change-end text:change-id="ct2386216055936"/></text:p>
          </table:table-cell>
        </table:table-row>
        <table:table-row>
          <table:table-cell table:style-name="Tabulka1.A2" office:value-type="string">
            <text:p text:style-name="P3">Old_Church_Slavonic</text:p>
          </table:table-cell>
          <table:table-cell table:style-name="Tabulka1.A2" office:value-type="string">
            <text:p text:style-name="P3">CC BY-NC-SA 3.0</text:p>
          </table:table-cell>
        </table:table-row>
        <table:table-row>
          <table:table-cell table:style-name="Tabulka1.A2" office:value-type="string">
            <text:p text:style-name="P14">Persian</text:p>
          </table:table-cell>
          <table:table-cell table:style-name="Tabulka1.A2" office:value-type="string">
            <text:p text:style-name="P14">CC BY-SA 4.0</text:p>
          </table:table-cell>
        </table:table-row>
        <table:table-row>
          <table:table-cell table:style-name="Tabulka1.A1" office:value-type="string">
            <text:p text:style-name="P3">Polish</text:p>
          </table:table-cell>
          <table:table-cell table:style-name="Tabulka1.A1" office:value-type="string">
            <text:p text:style-name="P3">GNU GPL 3.0</text:p>
          </table:table-cell>
        </table:table-row>
        <table:table-row>
          <table:table-cell table:style-name="Tabulka1.A1" office:value-type="string">
            <text:p text:style-name="P3">Portuguese</text:p>
          </table:table-cell>
          <table:table-cell table:style-name="Tabulka1.A1" office:value-type="string">
            <text:p text:style-name="P3">CC BY-SA <text:span text:style-name="T10">4</text:span>.0</text:p>
          </table:table-cell>
        </table:table-row>
        <text:soft-page-break/>
        <table:table-row>
          <table:table-cell table:style-name="Tabulka1.A1" office:value-type="string">
            <text:p text:style-name="P17">Portuguese-BR</text:p>
          </table:table-cell>
          <table:table-cell table:style-name="Tabulka1.A1" office:value-type="string">
            <text:p text:style-name="P17">CC BY-NC-SA 3.0 US</text:p>
          </table:table-cell>
        </table:table-row>
        <table:table-row>
          <table:table-cell table:style-name="Tabulka1.A1" office:value-type="string">
            <text:p text:style-name="P22"><text:change-start text:change-id="ct2386216067808"/>Portuguese-PUD<text:change-end text:change-id="ct2386216067808"/></text:p>
          </table:table-cell>
          <table:table-cell table:style-name="Tabulka1.A1" office:value-type="string">
            <text:p text:style-name="P22"><text:change-start text:change-id="ct2386216060416"/>CC BY-SA 3.0<text:change-end text:change-id="ct2386216060416"/></text:p>
          </table:table-cell>
        </table:table-row>
        <table:table-row>
          <table:table-cell table:style-name="Tabulka1.A1" office:value-type="string">
            <text:p text:style-name="P3">Romanian</text:p>
          </table:table-cell>
          <table:table-cell table:style-name="Tabulka1.A1" office:value-type="string">
            <text:p text:style-name="P3">CC BY-SA 4.0</text:p>
          </table:table-cell>
        </table:table-row>
        <table:table-row>
          <table:table-cell table:style-name="Tabulka1.A1" office:value-type="string">
            <text:p text:style-name="P22"><text:change-start text:change-id="ct2386216060864"/>Romanian-Nonstandard<text:change-end text:change-id="ct2386216060864"/></text:p>
          </table:table-cell>
          <table:table-cell table:style-name="Tabulka1.A1" office:value-type="string">
            <text:p text:style-name="P22"><text:change-start text:change-id="ct2386216066688"/>CC BY-SA 4.0<text:change-end text:change-id="ct2386216066688"/></text:p>
          </table:table-cell>
        </table:table-row>
        <table:table-row>
          <table:table-cell table:style-name="Tabulka1.A1" office:value-type="string">
            <text:p text:style-name="P17">Russian</text:p>
          </table:table-cell>
          <table:table-cell table:style-name="Tabulka1.A1" office:value-type="string">
            <text:p text:style-name="P17">CC BY-NC-SA 4.0</text:p>
          </table:table-cell>
        </table:table-row>
        <table:table-row>
          <table:table-cell table:style-name="Tabulka1.A1" office:value-type="string">
            <text:p text:style-name="P17">Russian-Syn<text:span text:style-name="T9">T</text:span>ag<text:span text:style-name="T9">R</text:span>us</text:p>
          </table:table-cell>
          <table:table-cell table:style-name="Tabulka1.B81" office:value-type="string">
            <text:p text:style-name="P25">CC BY-NC-SA 4.0</text:p>
          </table:table-cell>
        </table:table-row>
        <table:table-row>
          <table:table-cell table:style-name="Tabulka1.A1" office:value-type="string">
            <text:p text:style-name="P22"><text:change-start text:change-id="ct2386216062656"/>Russian-PUD<text:change-end text:change-id="ct2386216062656"/></text:p>
          </table:table-cell>
          <table:table-cell table:style-name="Tabulka1.A1" office:value-type="string">
            <text:p text:style-name="P22"><text:change-start text:change-id="ct2386216061984"/>CC BY-SA 3.0<text:change-end text:change-id="ct2386216061984"/></text:p>
          </table:table-cell>
        </table:table-row>
        <table:table-row>
          <table:table-cell table:style-name="Tabulka1.A1" office:value-type="string">
            <text:p text:style-name="P12">Sanskrit</text:p>
          </table:table-cell>
          <table:table-cell table:style-name="Tabulka1.A1" office:value-type="string">
            <text:p text:style-name="P12">CC BY-SA 4.0</text:p>
          </table:table-cell>
        </table:table-row>
        <table:table-row>
          <table:table-cell table:style-name="Tabulka1.A1" office:value-type="string">
            <text:p text:style-name="P22"><text:change-start text:change-id="ct2386216057728"/>Serbian<text:change-end text:change-id="ct2386216057728"/></text:p>
          </table:table-cell>
          <table:table-cell table:style-name="Tabulka1.A1" office:value-type="string">
            <text:p text:style-name="P22"><text:change-start text:change-id="ct2386216062208"/>CC BY-SA 4.0<text:change-end text:change-id="ct2386216062208"/></text:p>
          </table:table-cell>
        </table:table-row>
        <table:table-row>
          <table:table-cell table:style-name="Tabulka1.A1" office:value-type="string">
            <text:p text:style-name="P12">Slovak</text:p>
          </table:table-cell>
          <table:table-cell table:style-name="Tabulka1.A1" office:value-type="string">
            <text:p text:style-name="P12">CC BY-SA 4.0</text:p>
          </table:table-cell>
        </table:table-row>
        <table:table-row>
          <table:table-cell table:style-name="Tabulka1.A1" office:value-type="string">
            <text:p text:style-name="P3">Slovenian</text:p>
          </table:table-cell>
          <table:table-cell table:style-name="Tabulka1.A1" office:value-type="string">
            <text:p text:style-name="P3">CC BY-NC-SA 4.0</text:p>
          </table:table-cell>
        </table:table-row>
        <table:table-row>
          <table:table-cell table:style-name="Tabulka1.A1" office:value-type="string">
            <text:p text:style-name="P17">Slovenian-SST</text:p>
          </table:table-cell>
          <table:table-cell table:style-name="Tabulka1.A1" office:value-type="string">
            <text:p text:style-name="P17">CC BY-NC-SA 4.0</text:p>
          </table:table-cell>
        </table:table-row>
        <table:table-row>
          <table:table-cell table:style-name="Tabulka1.A1" office:value-type="string">
            <text:p text:style-name="P14">Spanish</text:p>
          </table:table-cell>
          <table:table-cell table:style-name="Tabulka1.A1" office:value-type="string">
            <text:p text:style-name="P14">CC BY-NC-SA 3.0 US</text:p>
          </table:table-cell>
        </table:table-row>
        <table:table-row>
          <table:table-cell table:style-name="Tabulka1.A2" office:value-type="string">
            <text:p text:style-name="P17">Spanish-AnCora</text:p>
          </table:table-cell>
          <table:table-cell table:style-name="Tabulka1.A2" office:value-type="string">
            <text:p text:style-name="P17">GNU GPL 3.0</text:p>
          </table:table-cell>
        </table:table-row>
        <table:table-row>
          <table:table-cell table:style-name="Tabulka1.A2" office:value-type="string">
            <text:p text:style-name="P22"><text:change-start text:change-id="ct2386216057952"/>Spanish-PUD<text:change-end text:change-id="ct2386216057952"/></text:p>
          </table:table-cell>
          <table:table-cell table:style-name="Tabulka1.A2" office:value-type="string">
            <text:p text:style-name="P22"><text:change-start text:change-id="ct2386216059296"/>CC BY-SA 3.0<text:change-end text:change-id="ct2386216059296"/></text:p>
          </table:table-cell>
        </table:table-row>
        <table:table-row>
          <table:table-cell table:style-name="Tabulka1.A2" office:value-type="string">
            <text:p text:style-name="P14">Swedish</text:p>
          </table:table-cell>
          <table:table-cell table:style-name="Tabulka1.A2" office:value-type="string">
            <text:p text:style-name="P14">CC BY-SA 4.0</text:p>
          </table:table-cell>
        </table:table-row>
        <table:table-row>
          <table:table-cell table:style-name="Tabulka1.A2" office:value-type="string">
            <text:p text:style-name="P17">Swedish-LinES</text:p>
          </table:table-cell>
          <table:table-cell table:style-name="Tabulka1.A2" office:value-type="string">
            <text:p text:style-name="P17">CC BY-NC-SA 4.0</text:p>
          </table:table-cell>
        </table:table-row>
        <table:table-row>
          <table:table-cell table:style-name="Tabulka1.A2" office:value-type="string">
            <text:p text:style-name="P22"><text:change-start text:change-id="ct2386216065568"/>Swedish-PUD<text:change-end text:change-id="ct2386216065568"/></text:p>
          </table:table-cell>
          <table:table-cell table:style-name="Tabulka1.A2" office:value-type="string">
            <text:p text:style-name="P22"><text:change-start text:change-id="ct2386216062880"/>CC BY-SA 4.0<text:change-end text:change-id="ct2386216062880"/></text:p>
          </table:table-cell>
        </table:table-row>
        <table:table-row>
          <table:table-cell table:style-name="Tabulka1.A2" office:value-type="string">
            <text:p text:style-name="P22"><text:change-start text:change-id="ct2386216063104"/>Swedish Sign Language<text:change-end text:change-id="ct2386216063104"/></text:p>
          </table:table-cell>
          <table:table-cell table:style-name="Tabulka1.A2" office:value-type="string">
            <text:p text:style-name="P22"><text:change-start text:change-id="ct2386216056160"/>CC BY-SA 4.0<text:change-end text:change-id="ct2386216056160"/></text:p>
          </table:table-cell>
        </table:table-row>
        <table:table-row>
          <table:table-cell table:style-name="Tabulka1.A2" office:value-type="string">
            <text:p text:style-name="P3">Tamil</text:p>
          </table:table-cell>
          <table:table-cell table:style-name="Tabulka1.A2" office:value-type="string">
            <text:p text:style-name="P3">CC BY-NC-SA 3.0</text:p>
          </table:table-cell>
        </table:table-row>
        <table:table-row>
          <table:table-cell table:style-name="Tabulka1.A2" office:value-type="string">
            <text:p text:style-name="P22"><text:change-start text:change-id="ct2386216059520"/>Telugu<text:change-end text:change-id="ct2386216059520"/></text:p>
          </table:table-cell>
          <table:table-cell table:style-name="Tabulka1.A2" office:value-type="string">
            <text:p text:style-name="P22"><text:change-start text:change-id="ct2386216067136"/>CC BY-SA 4.0<text:change-end text:change-id="ct2386216067136"/></text:p>
          </table:table-cell>
        </table:table-row>
        <table:table-row>
          <table:table-cell table:style-name="Tabulka1.A2" office:value-type="string">
            <text:p text:style-name="P17">Turkish</text:p>
          </table:table-cell>
          <table:table-cell table:style-name="Tabulka1.A2" office:value-type="string">
            <text:p text:style-name="P17">CC BY-NC-SA</text:p>
          </table:table-cell>
        </table:table-row>
        <table:table-row>
          <table:table-cell table:style-name="Tabulka1.A2" office:value-type="string">
            <text:p text:style-name="P22"><text:change-start text:change-id="ct2386216058176"/>Turkish-PUD<text:change-end text:change-id="ct2386216058176"/></text:p>
          </table:table-cell>
          <table:table-cell table:style-name="Tabulka1.A2" office:value-type="string">
            <text:p text:style-name="P22"><text:change-start text:change-id="ct2386216055712"/>CC <text:change-end text:change-id="ct2386216055712"/><text:change-start text:change-id="ct2386216063552"/>BY-SA 3.0<text:change-end text:change-id="ct2386216063552"/></text:p>
          </table:table-cell>
        </table:table-row>
        <table:table-row>
          <table:table-cell table:style-name="Tabulka1.A2" office:value-type="string">
            <text:p text:style-name="P12">Ukrainian</text:p>
          </table:table-cell>
          <table:table-cell table:style-name="Tabulka1.A2" office:value-type="string">
            <text:p text:style-name="P12">CC BY-NC-SA 4.0</text:p>
          </table:table-cell>
        </table:table-row>
        <table:table-row>
          <table:table-cell table:style-name="Tabulka1.A2" office:value-type="string">
            <text:p text:style-name="P22"><text:change-start text:change-id="ct2386216068032"/>Upper Sorbian<text:change-end text:change-id="ct2386216068032"/></text:p>
          </table:table-cell>
          <table:table-cell table:style-name="Tabulka1.A2" office:value-type="string">
            <text:p text:style-name="P22"><text:change-start text:change-id="ct2386216068256"/>CC BY-SA 4.0<text:change-end text:change-id="ct2386216068256"/></text:p>
          </table:table-cell>
        </table:table-row>
        <table:table-row>
          <table:table-cell table:style-name="Tabulka1.A2" office:value-type="string">
            <text:p text:style-name="P4">Urdu</text:p>
          </table:table-cell>
          <table:table-cell table:style-name="Tabulka1.A2" office:value-type="string">
            <text:p text:style-name="P4">CC BY-NC-SA 4.0</text:p>
          </table:table-cell>
        </table:table-row>
        <table:table-row>
          <table:table-cell table:style-name="Tabulka1.A2" office:value-type="string">
            <text:p text:style-name="P12">Uyghur</text:p>
          </table:table-cell>
          <table:table-cell table:style-name="Tabulka1.A2" office:value-type="string">
            <text:p text:style-name="P12">CC BY-SA 4.0</text:p>
          </table:table-cell>
        </table:table-row>
        <table:table-row>
          <table:table-cell table:style-name="Tabulka1.A2" office:value-type="string">
            <text:p text:style-name="P12">Vietnamese</text:p>
          </table:table-cell>
          <table:table-cell table:style-name="Tabulka1.A2" office:value-type="string">
            <text:p text:style-name="P12">CC BY-SA 4.0</text:p>
          </table:table-cell>
        </table:table-row>
      </table:table>
      <text:h text:style-name="P7" text:outline-level="3">Licenses</text:h>
      <table:table table:name="Tabulka2" table:style-name="Tabulka2">
        <table:table-column table:style-name="Tabulka2.A"/>
        <table:table-column table:style-name="Tabulka2.B"/>
        <table:table-header-rows>
          <table:table-row>
            <table:table-cell table:style-name="Tabulka2.A1" office:value-type="string">
              <text:p text:style-name="P27">License</text:p>
            </table:table-cell>
            <table:table-cell table:style-name="Tabulka2.A1" office:value-type="string">
              <text:p text:style-name="P27">URL</text:p>
            </table:table-cell>
          </table:table-row>
        </table:table-header-rows>
        <table:table-row>
          <table:table-cell table:style-name="Tabulka2.A1" office:value-type="string">
            <text:p text:style-name="P14">GNU GPL <text:span text:style-name="T4">2.0</text:span></text:p>
          </table:table-cell>
          <table:table-cell table:style-name="Tabulka2.A1" office:value-type="string">
            <text:p text:style-name="P23"><text:a xlink:type="simple" xlink:href="http://opensource.org/licenses/GPL-2.0" text:style-name="Internet_20_link" text:visited-style-name="Visited_20_Internet_20_Link"><text:span text:style-name="T5">http://opensource.org/licenses/GPL-2.0</text:span></text:a></text:p>
          </table:table-cell>
        </table:table-row>
        <table:table-row>
          <table:table-cell table:style-name="Tabulka2.A1" office:value-type="string">
            <text:p text:style-name="P3">GNU GPL 3.0</text:p>
          </table:table-cell>
          <table:table-cell table:style-name="Tabulka2.A1" office:value-type="string">
            <text:p text:style-name="P24"><text:a xlink:type="simple" xlink:href="http://opensource.org/licenses/GPL-3.0" text:style-name="Internet_20_link" text:visited-style-name="Visited_20_Internet_20_Link">http://opensource.org/licenses/GPL-3.0</text:a></text:p>
          </table:table-cell>
        </table:table-row>
        <table:table-row>
          <table:table-cell table:style-name="Tabulka2.A1" office:value-type="string">
            <text:p text:style-name="P19">LGPLLR</text:p>
          </table:table-cell>
          <table:table-cell table:style-name="Tabulka2.A1" office:value-type="string">
            <text:p text:style-name="P19"><text:change-start text:change-id="ct2386216057280"/><text:a xlink:type="simple" xlink:href="http://www.ida.liu.se/~sarst/bitse/lgpllr.html" text:style-name="Internet_20_link" text:visited-style-name="Visited_20_Internet_20_Link">http://www.ida.liu.se/~sarst/bitse/lgpllr.html</text:a><text:change-end text:change-id="ct2386216057280"/></text:p>
          </table:table-cell>
        </table:table-row>
        <table:table-row>
          <table:table-cell table:style-name="Tabulka2.A1" office:value-type="string">
            <text:p text:style-name="P18">CC BY 4.0</text:p>
          </table:table-cell>
          <table:table-cell table:style-name="Tabulka2.A1" office:value-type="string">
            <text:p text:style-name="P18"><text:a xlink:type="simple" xlink:href="http://creativecommons.org/licenses/by/4.0/" text:style-name="Internet_20_link" text:visited-style-name="Visited_20_Internet_20_Link">http://creativecommons.org/licenses/by/4.0/</text:a></text:p>
          </table:table-cell>
        </table:table-row>
        <table:table-row>
          <table:table-cell table:style-name="Tabulka2.A1" office:value-type="string">
            <text:p text:style-name="P14">CC BY-SA 3.0</text:p>
          </table:table-cell>
          <table:table-cell table:style-name="Tabulka2.A1" office:value-type="string">
            <text:p text:style-name="P23"><text:a xlink:type="simple" xlink:href="http://creativecommons.org/licenses/by-sa/3.0/" text:style-name="Internet_20_link" text:visited-style-name="Visited_20_Internet_20_Link"><text:span text:style-name="T5">http://creativecommons.org/licenses/by-sa/3.0/</text:span></text:a></text:p>
          </table:table-cell>
        </table:table-row>
        <table:table-row>
          <table:table-cell table:style-name="Tabulka2.A1" office:value-type="string">
            <text:p text:style-name="P14">CC BY-SA 4.0</text:p>
          </table:table-cell>
          <table:table-cell table:style-name="Tabulka2.A1" office:value-type="string">
            <text:p text:style-name="P23"><text:a xlink:type="simple" xlink:href="http://creativecommons.org/licenses/by-sa/4.0/" text:style-name="Internet_20_link" text:visited-style-name="Visited_20_Internet_20_Link"><text:span text:style-name="T5">http://creativecommons.org/licenses/by-sa/4.0/</text:span></text:a></text:p>
          </table:table-cell>
        </table:table-row>
        <table:table-row>
          <table:table-cell table:style-name="Tabulka2.A1" office:value-type="string">
            <text:p text:style-name="P18">CC BY-NC-SA 2.5</text:p>
          </table:table-cell>
          <table:table-cell table:style-name="Tabulka2.A1" office:value-type="string">
            <text:p text:style-name="P18"><text:a xlink:type="simple" xlink:href="http://creativecommons.org/licenses/by-nc-sa/2.5/" text:style-name="Internet_20_link" text:visited-style-name="Visited_20_Internet_20_Link">http://creativecommons.org/licenses/by-nc-sa/2.5/</text:a></text:p>
          </table:table-cell>
        </table:table-row>
        <table:table-row>
          <table:table-cell table:style-name="Tabulka2.A1" office:value-type="string">
            <text:p text:style-name="P14">CC BY-NC-SA 3.0 US</text:p>
          </table:table-cell>
          <table:table-cell table:style-name="Tabulka2.A1" office:value-type="string">
            <text:p text:style-name="P23"><text:a xlink:type="simple" xlink:href="http://creativecommons.org/licenses/by-nc-sa/3.0/us/" text:style-name="Internet_20_link" text:visited-style-name="Visited_20_Internet_20_Link"><text:span text:style-name="T5">http://creativecommons.org/licenses/by-nc-sa/3.0/us/</text:span></text:a></text:p>
          </table:table-cell>
        </table:table-row>
        <table:table-row>
          <table:table-cell table:style-name="Tabulka2.A1" office:value-type="string">
            <text:p text:style-name="P14">CC BY-NC-SA 3.0</text:p>
          </table:table-cell>
          <table:table-cell table:style-name="Tabulka2.A1" office:value-type="string">
            <text:p text:style-name="P23"><text:a xlink:type="simple" xlink:href="http://creativecommons.org/licenses/by-nc-sa/3.0/" text:style-name="Internet_20_link" text:visited-style-name="Visited_20_Internet_20_Link"><text:span text:style-name="T5">http://creativecommons.org/licenses/by-nc-sa/3.0/</text:span></text:a></text:p>
          </table:table-cell>
        </table:table-row>
        <table:table-row>
          <table:table-cell table:style-name="Tabulka2.A1" office:value-type="string">
            <text:p text:style-name="P14">CC BY-NC-SA 4.0</text:p>
          </table:table-cell>
          <table:table-cell table:style-name="Tabulka2.A1" office:value-type="string">
            <text:p text:style-name="P23"><text:a xlink:type="simple" xlink:href="http://creativecommons.org/licenses/by-nc-sa/4.0/" text:style-name="Internet_20_link" text:visited-style-name="Visited_20_Internet_20_Link"><text:span text:style-name="T5">http://creativecommons.org/licenses/by-nc-sa/4.0/</text:span></text:a></text:p>
          </table: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3T12:00:46.130000000</meta:creation-date>
    <dc:date>2017-11-14T11:20:30.081000000</dc:date>
    <meta:editing-duration>PT2H26M19S</meta:editing-duration>
    <meta:editing-cycles>18</meta:editing-cycles>
    <meta:generator>LibreOffice/5.3.1.2$Windows_X86_64 LibreOffice_project/e80a0e0fd1875e1696614d24c32df0f95f03deb2</meta:generator>
    <dc:creator>Daniel Zeman</dc:creator>
    <meta:document-statistic meta:table-count="2" meta:image-count="0" meta:object-count="0" meta:page-count="3" meta:paragraph-count="235" meta:word-count="592" meta:character-count="3790" meta:non-whitespace-character-count="3433"/>
  </office:meta>
</office:document-meta>
</file>